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alibri" svg:font-family="Calibri" style:font-pitch="variable"/>
    <style:font-face style:name="Mangal" svg:font-family="Mangal" style:font-pitch="variable"/>
    <style:font-face style:name="SimSun" svg:font-family="SimSu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Текст_20_ГОСТ">
      <style:text-properties fo:font-size="12pt" style:font-size-asian="12pt" style:font-size-complex="12pt"/>
    </style:style>
    <style:style style:name="P6" style:family="paragraph" style:parent-style-name="Текст_20_ГОСТ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Текст_20_ГОСТ">
      <style:text-properties fo:font-size="12pt" style:text-underline-style="none" style:font-size-asian="12pt" style:font-size-complex="12pt"/>
    </style:style>
    <style:style style:name="P8" style:family="paragraph" style:parent-style-name="Текст_20_ГОСТ">
      <style:text-properties style:font-name="Times New Roman" fo:font-size="12pt" style:font-size-asian="12pt" style:font-size-complex="12pt"/>
    </style:style>
    <style:style style:name="P9" style:family="paragraph" style:parent-style-name="Текст_20_ГОСТ" style:list-style-name="WW8Num3">
      <style:text-properties style:font-name="Times New Roman" fo:font-size="12pt" style:font-size-asian="12pt" style:font-size-complex="12pt"/>
    </style:style>
    <style:style style:name="P10" style:family="paragraph" style:parent-style-name="Текст_20_ГОСТ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Текст_20_ГОСТ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-asian="Arial1" style:font-name-complex="Arial1"/>
    </style:style>
    <style:style style:name="T2" style:family="text">
      <style:text-properties fo:language="en" fo:country="US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text-position="0% 100%" fo:font-size="14pt" fo:font-style="normal" fo:font-weight="normal" style:font-name-asian="Courier New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style:text-position="0% 100%" fo:language="ru" fo:country="RU" style:font-name-complex="Times New Roman"/>
    </style:style>
    <style:style style:name="T6" style:family="text">
      <style:text-properties style:text-position="0% 100%" fo:language="ru" fo:country="RU" fo:font-style="normal" fo:font-weight="normal" style:font-name-asian="Courier New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style:text-position="0% 100%" fo:language="ru" fo:country="RU" fo:font-style="normal" style:font-name-asian="Courier New" style:font-style-asian="normal" style:font-name-complex="Times New Roman" style:font-style-complex="normal"/>
    </style:style>
    <style:style style:name="T8" style:family="text">
      <style:text-properties style:text-position="0% 100%" fo:font-weight="normal" style:font-weight-asian="normal" style:font-name-complex="Times New Roman" style:font-weight-complex="normal"/>
    </style:style>
    <style:style style:name="T9" style:family="text">
      <style:text-properties style:text-position="0% 100%" fo:font-style="normal" fo:font-weight="normal" style:font-name-asian="Courier New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text-position="0% 100%" fo:font-style="normal" style:font-name-asian="Courier New" style:font-style-asian="normal" style:font-name-complex="Times New Roman" style:font-style-complex="normal"/>
    </style:style>
    <style:style style:name="T11" style:family="text">
      <style:text-properties style:text-position="0% 100%" fo:language="en" fo:country="US" fo:font-style="normal" fo:font-weight="normal" style:font-name-asian="Courier New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text-position="0% 100%" fo:language="en" fo:country="US" fo:font-weight="normal" style:font-weight-asian="normal" style:font-name-complex="Times New Roman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ГИСТЕРСКАЯ ДИССЕРТАЦИЯ.</text:p>
      <text:p text:style-name="P3"/>
      <text:p text:style-name="P2"><text:span text:style-name="T1">Разработка программного комплекса </text:span>автоматизированного расчета теплового режима печатной платы.</text:p>
      <text:p text:style-name="P3"/>
      <text:p text:style-name="P3">Ягодаров А.Е. гр.6159, каф. ПБКС, ФКТиУ, СПб НИУ ИТМО, 2013 г.</text:p>
      <text:p text:style-name="P3"/>
      <text:p text:style-name="P4">Речь к презентации.</text:p>
      <text:p text:style-name="P10">Слайд 1.</text:p>
      <text:p text:style-name="P8">Здравствуйте уважаемые члены комиссии! Представляю вам магистерскую диссертацию на тему «Разработка <text:span text:style-name="T1">программного комплекса </text:span>автоматизированного расчета теплового режима печатной платы».</text:p>
      <text:p text:style-name="P8"/>
      <text:p text:style-name="P10">Слайд 2. Идея.</text:p>
      <text:p text:style-name="P8">Тепловой режим ПП - <text:s/>совокупность температур всех элементов, из которых собрана ПП, то есть её температурное поле.</text:p>
      <text:p text:style-name="P8">Задача расчета теплового режима ПП весьма актуальна в наши дни, так как отсутствие этого расчета в некоторых случаях влечет за собой выход из строя микросхемы. Однако решение этой задачи вручную отнимает много времени разработчика. Исходя из этих соображений родилась идея автоматизировать процесс расчета, минимизировать участие в нём человека — разработать программный комплекс, который будет помогать конструктору анализировать тепловой режим ПП. </text:p>
      <text:p text:style-name="P8">Итак, концепция следующая: конструктор разрабатывает модель ПП в некой САПР, экспортирует из САПР документы модели ПП, эти документы вместе с дополнительными параметрами задаются программному комплексу как исходные, и наконец, программный комплекс производит расчет и отображает впоследствии тепловой режим ПП пользователю.</text:p>
      <text:p text:style-name="P8">Как можно уже догадаться, в качестве САПР выбрана <text:span text:style-name="T2">Altium Designer 10. </text:span>Выбор этот не случаен, так как данная САПР занимает лидирующую позицию в кругу конструкторов ПП.</text:p>
      <text:p text:style-name="P8"/>
      <text:p text:style-name="P10">Слайд 3. Расчет теплового режима ПП.</text:p>
      <text:p text:style-name="P8"><text:span text:style-name="T13">Рассмотрим подробнее алгоритм расчета теплового режима ПП. </text:span><text:span text:style-name="T13">И</text:span><text:span text:style-name="T8">сследование теплового режима ПП можно упорядочить в следующую последовательность действий</text:span><text:span text:style-name="T12">:</text:span></text:p>
      <text:list xml:id="list9216740941873117522" text:style-name="WW8Num3">
        <text:list-item>
          <text:list>
            <text:list-item>
              <text:p text:style-name="P9">определение тепловой модели рассматриваемой ПП;</text:p>
            </text:list-item>
            <text:list-item>
              <text:p text:style-name="P9"><text:span text:style-name="T5">переход от тепловой модели к математической</text:span>;</text:p>
            </text:list-item>
            <text:list-item>
              <text:p text:style-name="P9">выбор метода решения математической модели;</text:p>
            </text:list-item>
            <text:list-item>
              <text:p text:style-name="P9"><text:span text:style-name="T3">решение математической модели.</text:span></text:p>
            </text:list-item>
          </text:list>
        </text:list-item>
      </text:list>
      <text:p text:style-name="P8"><text:soft-page-break/><text:span text:style-name="T3"/></text:p>
      <text:p text:style-name="P10">Слайд <text:span text:style-name="T2">4</text:span>. Тепловая модель ПП.</text:p>
      <text:p text:style-name="P8"><text:span text:style-name="T13">В настоящее время получили развитие две группы тепловых моделей РЭА. </text:span></text:p>
      <text:p text:style-name="P8"><text:span text:style-name="T13">Характерной особенностью моделей первой группы является разделение всех поверхностей модели РЭА на отдельные условно изометрические участки. </text:span></text:p>
      <text:p text:style-name="P8"><text:span text:style-name="T8">В тепловых моделях, относящихся ко второй группе, нагретая зона РЭА, представляющая собой неоднородную систему многих тел, идеализируется в виде однородного тела. Свойства этого тела характеризуются значениями коэффициентов теплопроводности</text:span><text:span text:style-name="T9"> и теплоемкости</text:span><text:span text:style-name="T11">. </text:span></text:p>
      <text:p text:style-name="P8"><text:span text:style-name="T9">В работе применяется тепловая модель первой группы. ПП плата разделена на участки, занимаемые её элементами.</text:span></text:p>
      <text:p text:style-name="P8"><text:span text:style-name="T9"/></text:p>
      <text:p text:style-name="P10"><text:span text:style-name="T10">Слайд </text:span><text:span text:style-name="T7">5</text:span><text:span text:style-name="T10">. Полная математическая модель теплового режима.</text:span></text:p>
      <text:p text:style-name="P5"><text:span text:style-name="T9">Тепловая модель системы тел в общем случае представляет собой комбинацию многочисленных областей сложной конфигурации с источниками и стоками теплоты, в которых движутся потоки теплоносителей (газов или жидкостей). Наиболее полная математическая модель теплового режима объекта записывается в виде системы многомерных нестационарных уравнений теплопроводности для твердых тел (1.4) и уравнений <text:s/>энергии для потоков теплоносителей (1.5).</text:span></text:p>
      <text:p text:style-name="P5"><text:span text:style-name="T9">Полную математическую модель можно детализировать в другие модели. В работе рассмотрены три типа таких моделей: с сосредоточенными параметрами, одномерные и многомерные. </text:span></text:p>
      <text:p text:style-name="P6"><text:span text:style-name="T9">*обозначения</text:span></text:p>
      <text:p text:style-name="P7"><text:span text:style-name="T9"/></text:p>
      <text:p text:style-name="P11"><text:span text:style-name="T10">Слайд </text:span><text:span text:style-name="T7">6</text:span><text:span text:style-name="T10">. Модели с сосредоточенными параметрами.</text:span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alibri" svg:font-family="Calibri" style:font-pitch="variable"/>
    <style:font-face style:name="Mangal" svg:font-family="Mangal" style:font-pitch="variable"/>
    <style:font-face style:name="SimSun" svg:font-family="SimSu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" style:display-name="WW-???????" style:family="paragraph">
      <style:paragraph-properties style:text-autospace="none"/>
      <style:text-properties fo:font-size="12pt" style:font-size-asian="12pt" style:font-size-complex="12pt"/>
    </style:style>
    <style:style style:name="_3f__3f__3f__3f__3f__3f__3f__3f__3f__20__3f__3f__3f__3f__3f__3f_" style:display-name="????????? ??????" style:family="paragraph">
      <style:paragraph-properties style:text-autospace="none"/>
      <style:text-properties fo:font-weight="bold" style:font-weight-asian="bold" style:font-weight-complex="bold"/>
    </style:style>
    <style:style style:name="_3f__3f__3f__3f__3f__20__3f__3f__3f__3f_" style:display-name="????? ????" style:family="paragraph">
      <style:paragraph-properties fo:margin="100%" fo:margin-left="0cm" fo:margin-right="0cm" fo:margin-top="0cm" fo:margin-bottom="0cm" fo:line-height="150%" fo:text-align="start" style:justify-single-word="false" fo:text-indent="2.648cm" style:auto-text-indent="false" style:text-autospace="none"/>
      <style:text-properties style:use-window-font-color="true" style:font-name="SimSun" fo:font-size="11pt" style:letter-kerning="true" style:font-name-asian="SimSun" style:font-size-asian="11pt" style:font-name-complex="SimSun" style:font-size-complex="11pt"/>
    </style:style>
    <style:style style:name="Îñíîâíîé_20_òåêñò" style:display-name="Îñíîâíîé òåêñò" style:family="paragraph">
      <style:paragraph-properties fo:margin-top="0cm" fo:margin-bottom="0.374cm" style:text-autospace="none"/>
    </style:style>
    <style:style style:name="Текст_20_ГОСТ" style:display-name="Текст ГОСТ" style:family="paragraph">
      <style:paragraph-properties fo:margin="100%" fo:margin-left="0cm" fo:margin-right="0cm" fo:margin-top="0cm" fo:margin-bottom="0cm" fo:line-height="150%" fo:text-align="justify" style:justify-single-word="false" fo:orphans="0" fo:widows="0" fo:hyphenation-ladder-count="no-limit" fo:text-indent="1.501cm" style:auto-text-indent="false"/>
      <style:text-properties fo:font-variant="normal" fo:text-transform="none" style:use-window-font-color="true" style:font-name="Times New Roman" fo:font-size="14pt" fo:language="ru" fo:country="RU" style:letter-kerning="true" style:font-name-asian="SimSun" style:font-size-asian="14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3S</meta:editing-duration>
    <meta:editing-cycles>8</meta:editing-cycles>
    <meta:generator>OpenOffice.org/3.4.1$Win32 OpenOffice.org_project/341m1$Build-9593</meta:generator>
    <dc:date>2013-05-29T21:07:31.61</dc:date>
    <meta:document-statistic meta:table-count="0" meta:image-count="0" meta:object-count="0" meta:page-count="2" meta:paragraph-count="27" meta:word-count="402" meta:character-count="3140"/>
    <meta:user-defined meta:name="Info 1"/>
    <meta:user-defined meta:name="Info 2"/>
    <meta:user-defined meta:name="Info 3"/>
    <meta:user-defined meta:name="Info 4"/>
  </office:meta>
</office:document-meta>
</file>